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nimundo</text:p>
      <text:p text:style-name="Standard"/>
      <text:p text:style-name="Standard">Uma biblioteca de uma Universidade deseja um sistema para automatizar o gerenciamento e empréstimo de itens do seu acervo, onde esses itens podem ser livros, revistas, CD's/DVD's. Cada item possui uma particularidade no cadastro, como ISBN para os livros, ISSN para as revistas e número de série para CD's/DVD's, mas todos possuem características em comum, estas são: nome, ano de publicação, autor(es), editora/produtora, número de edição, ano de lançamento, descrição. Das editoras/produtoras deseja-se saber o nome, endereço, telefone , fax (se existir), <text:s/>CNPJ, Inscrição Estadual (se brasileira), data de criação, e-mail de contato. Sobre os usuários deseja-se saber: nome, endereço, telefone, e-mail, RG, CPF. Os usuário terão que comprovar vínculo com a instituição ao começo de uso do sistema e ao começo de cada semestre. O sistema bloqueia automaticamente todos os usuários ao final do semestre.</text:p>
      <text:p text:style-name="Standard"/>
      <text:p text:style-name="Standard">Os empréstimos possuem um prazo fixo de 14 (quatorze) dias, sendo possível sua renovação uma única vez por mais 10 dias. Quando um item for devolvido com atraso, o usuário será suspenso pelo dobro de dias correspondestes ao atraso. Não é possível realizar reserva de itens, apenas consultar, caso um item não esteja disponível no acervo, o tempo restante para a devolução de um item específico. Um usuário pode ter no máximo 10 empréstimos simultâneos em seu nome.</text:p>
      <text:p text:style-name="Standard"/>
      <text:p text:style-name="Standard">Quando da devolução de itens, os mesmos são colocados em carrinhos devidamente numerados, estes sendo representado no sistema como carrinhos virtuais, onde o funcionário deve informar o número do carrinho no qual está colocando o item devolvido, para que o sistema guarde o seu status como “no carrinho X”, onde 'X' representa o número do carrinho. Quando os itens de um carrinho são colocados nas prateleiras da biblioteca, o funcionário deve dar baixa no carrinho, assim os itens naquele carrinho são marcados como “Disponíveis”. Quando uma consulta é realizada o sistema informa ao usuário o último carrinho aonde o item esteve, para que caso ocorra algum imprevisto na devolução dos itens à prateleira, o estudante pode procurar diretamente no carrinho, uma vez que quando um carrinho é marcado como vazio, fica localizado nas proximidades das prateleiras da biblioteca.</text:p>
      <text:p text:style-name="Standard"/>
      <text:p text:style-name="Standard">O sistema disponibilizará um histórico para os usuários, contendo as datas dos empréstimos (retirada e devolução), itens em atraso, itens devolvidos com atraso, total de dias suspenso, dias restantes para terminar a suspensão. Os usuários podem consultar o acervo pela internet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lo </meta:initial-creator>
    <meta:creation-date>2012-06-19T20:27:01</meta:creation-date>
    <dc:date>2012-06-20T20:59:25</dc:date>
    <dc:creator>Danilo </dc:creator>
    <meta:editing-duration>PT5H2S</meta:editing-duration>
    <meta:editing-cycles>19</meta:editing-cycles>
    <meta:generator>LibreOffice/3.4$Linux LibreOffice_project/340m1$Build-302</meta:generator>
    <meta:document-statistic meta:table-count="0" meta:image-count="0" meta:object-count="0" meta:page-count="1" meta:paragraph-count="5" meta:word-count="394" meta:character-count="2529" meta:non-whitespace-character-count="2139"/>
  </office:meta>
</office:document-meta>
</file>